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00C0000000C889B7B92.gif" manifest:media-type=""/>
  <manifest:file-entry manifest:full-path="Pictures/100000000000040000000300A89C4DD9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eos-subtitle">
      <style:graphic-properties draw:fill-color="#ffffff" fo:min-height="17.685cm"/>
    </style:style>
    <style:style style:name="pr2" style:family="presentation" style:parent-style-name="eos-notes">
      <style:graphic-properties draw:fill-color="#ffffff" draw:auto-grow-height="true" fo:min-height="13.365cm"/>
    </style:style>
    <style:style style:name="pr3" style:family="presentation" style:parent-style-name="eos-subtitle">
      <style:graphic-properties draw:fill-color="#ffffff" draw:auto-grow-height="true" fo:min-height="13.86cm"/>
    </style:style>
    <style:style style:name="pr4" style:family="presentation" style:parent-style-name="eos-title">
      <style:graphic-properties fo:min-height="3.256cm"/>
    </style:style>
    <style:style style:name="pr5" style:family="presentation" style:parent-style-name="eos-notes">
      <style:graphic-properties draw:fill-color="#ffffff" fo:min-height="13.114cm"/>
    </style:style>
    <style:style style:name="pr6" style:family="presentation" style:parent-style-name="eos-subtitle">
      <style:graphic-properties draw:fill-color="#ffffff" fo:min-height="13.609cm"/>
    </style:style>
    <style:style style:name="pr7" style:family="presentation" style:parent-style-name="eos-title">
      <style:graphic-properties fo:min-height="3.506cm"/>
    </style:style>
    <style:style style:name="pr8" style:family="presentation" style:parent-style-name="eos-subtitle">
      <style:graphic-properties draw:fill-color="#ffffff" fo:min-height="12.18cm"/>
    </style:style>
    <style:style style:name="pr9" style:family="presentation" style:parent-style-name="eos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T1" style:family="text">
      <style:text-properties fo:font-family="Verdana" style:font-family-generic="swiss" style:font-pitch="variable" style:font-family-asian="Verdana" style:font-family-generic-asian="swiss" style:font-pitch-asian="variable" style:font-family-complex="Verdana" style:font-family-generic-complex="swiss" style:font-pitch-complex="variable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family="Verdana" style:font-family-generic="swiss" style:font-pitch="variable" fo:font-size="22pt" style:font-family-asian="Verdana" style:font-family-generic-asian="swiss" style:font-pitch-asian="variable" style:font-size-asian="22pt" style:font-family-complex="Verdana" style:font-family-generic-complex="swiss" style:font-pitch-complex="variable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1-2015 Jacques Berger</presentation:footer-decl>
      <draw:page draw:name="page1" draw:style-name="dp1" draw:master-page-name="eos" presentation:presentation-page-layout-name="AL1T32" presentation:use-footer-name="ftr1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INF2005 – Programmation web</text:p>
            <text:p/>
            <text:p>Introduction</text:p>
            <text:p/>
            <text:p>Jacques Berg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eos" presentation:presentation-page-layout-name="AL2T0" presentation:use-footer-name="ftr1">
        <office:forms form:automatic-focus="false" form:apply-design-mode="false"/>
        <draw:frame presentation:style-name="pr3" draw:text-style-name="P1" draw:layer="layout" svg:width="25.199cm" svg:height="13.86cm" svg:x="1.4cm" svg:y="4.914cm" presentation:class="subtitle">
          <draw:text-box>
            <text:p text:style-name="P1">Comprendre l'évolution du web</text:p>
            <text:p text:style-name="P1"/>
            <text:p text:style-name="P1">Introduire le protocole HTTP</text:p>
            <text:p text:style-name="P1"/>
            <text:p text:style-name="P1">Introduire les langages de marquage</text:p>
          </draw:text-box>
        </draw:frame>
        <draw:frame presentation:style-name="pr4" draw:text-style-name="P1" draw:layer="layout" svg:width="25.199cm" svg:height="3.256cm" svg:x="1.4cm" svg:y="0.962cm" presentation:class="title">
          <draw:text-box>
            <text:p text:style-name="P1">Objectif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eos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Prérequi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Aucu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Évolution du web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ARPANET</text:p>
            <text:p text:style-name="P1"><text:tab/>Premier message : 1969</text:p>
            <text:p text:style-name="P1"><text:tab/>Fin du projet : 1990</text:p>
            <text:p text:style-name="P1"/>
            <text:p text:style-name="P1">Courriel</text:p>
            <text:p text:style-name="P1"><text:tab/>Première forme de courriel : 1971</text:p>
            <text:p text:style-name="P1"><text:tab/>Sur le réseau ARPANE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Évolution du web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TCP/IP</text:p>
            <text:p text:style-name="P1"><text:tab/>Test avec 2 réseaux : 1975</text:p>
            <text:p text:style-name="P1"><text:tab/>Standard de DoD : 1982</text:p>
            <text:p text:style-name="P1"/>
            <text:p text:style-name="P1">Usenet</text:p>
            <text:p text:style-name="P1"><text:tab/>Début : 1979</text:p>
            <text:p text:style-name="P1"><text:tab/>En déclin depuis 1993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Évolution du web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DNS</text:p>
            <text:p text:style-name="P1"><text:tab/>Domain Name System</text:p>
            <text:p text:style-name="P1"><text:tab/>Depuis 1983</text:p>
            <text:p text:style-name="P1"/>
            <text:p text:style-name="P1">IETF</text:p>
            <text:p text:style-name="P1"><text:tab/>Internet Engineering Task Force</text:p>
            <text:p text:style-name="P1"><text:tab/>Depuis 1986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Évolution du web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World Wide Web (www)</text:p>
            <text:p text:style-name="P1"><text:tab/>Proposition : 1989</text:p>
            <text:p text:style-name="P1"><text:tab/>Déployé en 1992</text:p>
            <text:p text:style-name="P1"><text:tab/>Basé sur l'hypertexte</text:p>
            <text:p text:style-name="P1"><text:tab/>Le terme Internet est équivalen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Évolution du web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Moteur de recherche</text:p>
            <text:p text:style-name="P1"><text:tab/>Le premier moteur : 1990</text:p>
            <text:p text:style-name="P1"><text:tab/>Archie – Développé à McGill</text:p>
            <text:p text:style-name="P1"/>
            <text:p text:style-name="P1">Gopher</text:p>
            <text:p text:style-name="P1"><text:tab/>Alternative à www</text:p>
            <text:p text:style-name="P1"><text:tab/>Depuis 1991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Évolution du web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Fureteur</text:p>
            <text:p text:style-name="P1"><text:tab/>Premier fureteur graphique : 1993</text:p>
            <text:p text:style-name="P1"><text:tab/>NCSA Mosaic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Fureteurs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Netscape Navigator</text:p>
            <text:p text:style-name="P1"><text:tab/>1994 à 2007</text:p>
            <text:p text:style-name="P1"/>
            <text:p text:style-name="P1">Internet Explorer</text:p>
            <text:p text:style-name="P1"><text:tab/>Microsoft</text:p>
            <text:p text:style-name="P1"><text:tab/>1995</text:p>
            <text:p text:style-name="P1"/>
            <text:p text:style-name="P1">Le début de la guerre des fureteur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Fureteur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Opera</text:p>
            <text:p text:style-name="P1"><text:tab/>1996</text:p>
            <text:p text:style-name="P1"/>
            <text:p text:style-name="P1">Safari</text:p>
            <text:p text:style-name="P1"><text:tab/>Apple</text:p>
            <text:p text:style-name="P1"><text:tab/>2003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Fureteur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Firefox</text:p>
            <text:p text:style-name="P1"><text:tab/>Mozilla</text:p>
            <text:p text:style-name="P1"><text:tab/>2004</text:p>
            <text:p text:style-name="P1"/>
            <text:p text:style-name="P1">Chrome</text:p>
            <text:p text:style-name="P1"><text:tab/>Google</text:p>
            <text:p text:style-name="P1"><text:tab/>2008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Internet Explorer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IE6</text:p>
            <text:p text:style-name="P1"><text:tab/>Windows XP</text:p>
            <text:p text:style-name="P1"/>
            <text:p text:style-name="P1">IE7</text:p>
            <text:p text:style-name="P1"><text:tab/>Windows XP SP2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Internet Explorer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IE8</text:p>
            <text:p text:style-name="P1"><text:tab/>Windows Vista</text:p>
            <text:p text:style-name="P1"><text:tab/>Windows 7</text:p>
            <text:p text:style-name="P1"/>
            <text:p text:style-name="P1">IE9</text:p>
            <text:p text:style-name="P1"><text:tab/>Windows 7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os" presentation:presentation-page-layout-name="AL2T0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1">Internet Explorer</text:p>
          </draw:text-box>
        </draw:frame>
        <draw:frame presentation:style-name="pr8" draw:layer="layout" svg:width="25.199cm" svg:height="12.18cm" svg:x="1.4cm" svg:y="4.914cm" presentation:class="subtitle">
          <draw:text-box>
            <text:p text:style-name="P1"><text:span text:style-name="T1">IE10</text:span></text:p>
            <text:p text:style-name="P1"><text:tab/>Windows 8</text:p>
            <text:p text:style-name="P1"/>
            <text:p text:style-name="P1">IE11</text:p>
            <text:p text:style-name="P1"><text:tab/>Windows 8.1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Fureteur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es rôles du fureteur :</text:p>
            <text:p text:style-name="P1"/>
            <text:p text:style-name="P1">Communiquer avec le serveur web</text:p>
            <text:p text:style-name="P1">Interpréter la réponse du serveur</text:p>
            <text:p text:style-name="P1">Afficher la page à l'utilisateur</text:p>
            <text:p text:style-name="P1">Gérer la cache de fichiers</text:p>
            <text:p text:style-name="P1">Gérer les cookies et sess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Les modes du web</text:p>
          </draw:text-box>
        </draw:frame>
        <draw:frame presentation:style-name="pr6" draw:text-style-name="P1" draw:layer="layout" svg:width="25.199cm" svg:height="13.721cm" svg:x="1.4cm" svg:y="4.983cm" presentation:class="subtitle" presentation:user-transformed="true">
          <draw:text-box>
            <text:p text:style-name="P1">Les premiers sites web (94 à 99)</text:p>
            <text:p text:style-name="P1"><text:tab/>Pages statiques</text:p>
            <text:p text:style-name="P1"><text:tab/>Apparition des pages dynamiques</text:p>
            <text:p text:style-name="P1"><text:tab/></text:p>
            <text:p text:style-name="P1">Mode</text:p>
            <text:p text:style-name="P1"><text:tab/>Fonds agressants</text:p>
            <text:p text:style-name="P1"><text:tab/>Surutilisation des gifs animés</text:p>
            <text:p text:style-name="P1"><text:tab/>Les cadres avec menus</text:p>
            <text:p text:style-name="P1"><text:tab/>Inclusion de fichiers MIDI</text:p>
            <text:p text:style-name="P1"><text:tab/>Pages personnelles sur Geocit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Les modes du web</text:p>
          </draw:text-box>
        </draw:frame>
        <draw:frame presentation:style-name="pr6" draw:text-style-name="P1" draw:layer="layout" svg:width="25.199cm" svg:height="13.721cm" svg:x="1.4cm" svg:y="4.983cm" presentation:class="subtitle" presentation:user-transformed="true">
          <draw:text-box>
            <text:p text:style-name="P1">Après l'effondrement (00-05)</text:p>
            <text:p text:style-name="P1"><text:tab/>Pages dynamiques (même lorsque inutile)</text:p>
            <text:p text:style-name="P1"><text:tab/>L'apparence des sites s'améliore</text:p>
            <text:p text:style-name="P1"><text:tab/>Les premiers pas vers le Web 2.0</text:p>
            <text:p text:style-name="P1"/>
            <text:p text:style-name="P1">Mode</text:p>
            <text:p text:style-name="P1"><text:tab/>Look plus sobre</text:p>
            <text:p text:style-name="P1"><text:tab/>Intro flash</text:p>
            <text:p text:style-name="P1"><text:tab/>Effervescence du P2P</text:p>
            <text:p text:style-name="P1"><text:tab/>Beaucoup de multimédia (haute vitesse)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Les modes du web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Web 2.0 (05-?)</text:p>
            <text:p text:style-name="P1"><text:tab/>Web participatif</text:p>
            <text:p text:style-name="P1"><text:tab/>Applications web</text:p>
            <text:p text:style-name="P1"/>
            <text:p text:style-name="P1">Mode</text:p>
            <text:p text:style-name="P1"><text:tab/>Sites très sobres, ergonomiques</text:p>
            <text:p text:style-name="P1"><text:tab/>Commentaires, reviews, ratings</text:p>
            <text:p text:style-name="P1"><text:tab/>Blogs</text:p>
            <text:p text:style-name="P1"><text:tab/>Moins d'eye candy, plus de contenu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Les modes du web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Web 3.0</text:p>
            <text:p text:style-name="P1"><text:tab/>Web sémantique</text:p>
            <text:p text:style-name="P1"/>
            <text:p text:style-name="P1">Mode</text:p>
            <text:p text:style-name="P1"><text:tab/>Partage des données</text:p>
            <text:p text:style-name="P1"><text:tab/>Uniformisation de l'inform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os" presentation:presentation-page-layout-name="AL2T0" presentation:use-footer-name="ftr1">
        <draw:frame presentation:style-name="pr4" draw:text-style-name="P1" draw:layer="layout" svg:width="25.199cm" svg:height="3.256cm" svg:x="1.4cm" svg:y="0.962cm" presentation:class="title">
          <draw:text-box>
            <text:p text:style-name="P1">Protocole de communication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Nécessaire pour que 2 machines discutent</text:p>
            <text:p text:style-name="P1"/>
            <text:p text:style-name="P1">C'est essentiellement une norme</text:p>
            <text:p text:style-name="P1"/>
            <text:p text:style-name="P1">Définit</text:p>
            <text:p text:style-name="P1"><text:tab/>La nature des messages</text:p>
            <text:p text:style-name="P1"><text:tab/>L'ordre des mess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Protocole de communication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es protocoles d'Internet :</text:p>
            <text:p text:style-name="P1"/>
            <text:p text:style-name="P1"><text:tab/>SMTP</text:p>
            <text:p text:style-name="P1"><text:tab/>POP</text:p>
            <text:p text:style-name="P1"><text:tab/>FTP</text:p>
            <text:p text:style-name="P1"><text:tab/>HTTP</text:p>
            <text:p text:style-name="P1"><text:tab/>etc.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HTTP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HyperText Transfer Protocol</text:p>
            <text:p text:style-name="P1"><text:tab/>Le principal protocole d'Internet</text:p>
            <text:p text:style-name="P1"/>
            <text:p text:style-name="P1">Version actuelle : HTTP 1.1</text:p>
            <text:p text:style-name="P1"><text:tab/>RFC 2616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HTTP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Exemple de requête HTTP</text:p>
            <text:p text:style-name="P1"><text:span text:style-name="T2"/></text:p>
            <text:p text:style-name="P1"><text:span text:style-name="T2">GET / HTTP/1.1</text:span></text:p>
            <text:p text:style-name="P1"><text:span text:style-name="T2">Host: darktranquillity.com</text:span></text:p>
            <text:p text:style-name="P1"><text:span text:style-name="T2">Connection: keep-alive</text:span></text:p>
            <text:p text:style-name="P1"><text:span text:style-name="T2">User-Agent: Mozilla/5.0 (Windows NT 6.0; WOW64) AppleWebKit/535.1 (KHTML, like Gecko) Chrome/13.0.782.107 Safari/535.1</text:span></text:p>
            <text:p text:style-name="P1"><text:span text:style-name="T2">Accept: text/html,application/xhtml+xml,application/xml;q=0.9,*/*;q=0.8</text:span></text:p>
            <text:p text:style-name="P1"><text:span text:style-name="T2">Accept-Encoding: gzip,deflate,sdch</text:span></text:p>
            <text:p text:style-name="P1"><text:span text:style-name="T2">Accept-Language: fr-FR,fr;q=0.8,en-US;q=0.6,en;q=0.4</text:span></text:p>
            <text:p text:style-name="P1"><text:span text:style-name="T2">Accept-Charset: ISO-8859-1,utf-8;q=0.7,*;q=0.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HTTP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Exemple de réponse HTTP</text:p>
            <text:p text:style-name="P1"/>
            <text:p text:style-name="P1"><text:span text:style-name="T2">HTTP/1.1 200 OK</text:span></text:p>
            <text:p text:style-name="P1"><text:span text:style-name="T2">Server: Microsoft-IIS/5.0</text:span></text:p>
            <text:p text:style-name="P1"><text:span text:style-name="T2">X-Powered-By: ASP.NET</text:span></text:p>
            <text:p text:style-name="P1"><text:span text:style-name="T2">Content-Location: http://darktranquillity.com/index.html</text:span></text:p>
            <text:p text:style-name="P1"><text:span text:style-name="T2">Date: Thu, 25 Aug 2011 20:24:52 GMT</text:span></text:p>
            <text:p text:style-name="P1"><text:span text:style-name="T2">Content-Type: text/html</text:span></text:p>
            <text:p text:style-name="P1"><text:span text:style-name="T2">Accept-Ranges: bytes</text:span></text:p>
            <text:p text:style-name="P1"><text:span text:style-name="T2">Last-Modified: Wed, 20 Jul 2011 20:34:04 GMT</text:span></text:p>
            <text:p text:style-name="P1"><text:span text:style-name="T2">ETag: "9e7ee5d1c47cc1:c53"</text:span></text:p>
            <text:p text:style-name="P1"><text:span text:style-name="T2">Content-Length: 295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os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Méthodes HTTP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GET</text:p>
            <text:p text:style-name="P1"><text:tab/>Lire une ressource à l'URL donnée </text:p>
            <text:p text:style-name="P1"><text:tab/>header + body</text:p>
            <text:p text:style-name="P1"/>
            <text:p text:style-name="P1">HEAD</text:p>
            <text:p text:style-name="P1"><text:tab/>Lire l'entête d'une ressource à l'URL </text:p>
            <text:p text:style-name="P1"><text:tab/>donnée</text:p>
            <text:p text:style-name="P1"><text:tab/>Sans body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Méthodes HTTP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PUT</text:p>
            <text:p text:style-name="P1"><text:tab/>Modifier une ressource à l'URL donnée</text:p>
            <text:p text:style-name="P1"/>
            <text:p text:style-name="P1">DELETE</text:p>
            <text:p text:style-name="P1"><text:tab/>Supprimer la ressource à l'URL donnée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Méthodes HTTP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POST</text:p>
            <text:p text:style-name="P1"><text:tab/>Ajouter une ressource à l'URL</text:p>
            <text:p text:style-name="P1"><text:tab/>donnée</text:p>
            <text:p text:style-name="P1"><text:tab/>Ex. Ajouter un commentaire</text:p>
            <text:p text:style-name="P1"/>
            <text:p text:style-name="P1">OPTIONS</text:p>
            <text:p text:style-name="P1"><text:tab/>Requête pour obtenir de l'information sur</text:p>
            <text:p text:style-name="P1"><text:tab/>les options de communication à l'URL</text:p>
            <text:p text:style-name="P1"><text:tab/>donnée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Méthodes HTTP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TRACE</text:p>
            <text:p text:style-name="P1"><text:tab/>Test et diagnostique</text:p>
            <text:p text:style-name="P1"/>
            <text:p text:style-name="P1">CONNECT</text:p>
            <text:p text:style-name="P1"><text:tab/>Réservé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Méthodes HTTP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Sécuritaire</text:p>
            <text:p text:style-name="P1"><text:tab/>Ne modifie pas l'état de la ressource</text:p>
            <text:p text:style-name="P1"/>
            <text:p text:style-name="P1">GET</text:p>
            <text:p text:style-name="P1">HEAD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Méthodes HTTP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Idempotence</text:p>
            <text:p text:style-name="P1"><text:tab/>Appliquer plusieurs fois la même requête</text:p>
            <text:p text:style-name="P1"><text:tab/>ne produit pas d'effet indésirable</text:p>
            <text:p text:style-name="P1"/>
            <text:p text:style-name="P1">GET</text:p>
            <text:p text:style-name="P1">HEAD</text:p>
            <text:p text:style-name="P1">PUT</text:p>
            <text:p text:style-name="P1">DELETE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Méthodes HTTP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Celles qu'on utilise dans ce cours</text:p>
            <text:p text:style-name="P1"/>
            <text:p text:style-name="P1"><text:tab/>GET</text:p>
            <text:p text:style-name="P1"><text:tab/>POST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Headers HTTP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47 champs possibles</text:p>
            <text:p text:style-name="P1">Voir la spécification pour la liste complète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HTTP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HTTP communique par défaut sur le port 80</text:p>
            <text:p text:style-name="P1"/>
            <text:p text:style-name="P1">La requête chemine dans le réseau grâce à son URL</text:p>
            <text:p text:style-name="P1"><text:tab/>Uniform Resource Loc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URL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C'est l'adresse du site, l'identifiant de la ressource</text:p>
            <text:p text:style-name="P1"/>
            <text:p text:style-name="P1">http://jberger.org/inf2005</text:p>
            <text:p text:style-name="P1">http://info.uqam.ca/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eos" presentation:presentation-page-layout-name="AL2T0" presentation:use-footer-name="ftr1">
        <draw:frame presentation:style-name="pr4" draw:text-style-name="P1" draw:layer="layout" svg:width="25.199cm" svg:height="3.256cm" svg:x="1.4cm" svg:y="0.962cm" presentation:class="title">
          <draw:text-box>
            <text:p text:style-name="P1">Chrom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Présenter les outils de Chrome</text:p>
            <text:p text:style-name="P1"><text:tab/>chrome://about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Client et serveur web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e client (fureteur) envoie une requête HTTP et la requête est acheminée au serveur web</text:p>
            <text:p text:style-name="P1"/>
            <text:p text:style-name="P1">Le serveur web reçoit la requête et envoie des données avec la réponse HTTP</text:p>
            <text:p text:style-name="P1"/>
            <text:p text:style-name="P1">Serveur web == serveur HTTP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Client et serveur web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Généralement, ces données sont un document HTML. Il n'est pas rare qu'un serveur envoie d'autres formats de <text:s/>données :</text:p>
            <text:p text:style-name="P1"/>
            <text:p text:style-name="P1"><text:tab/>XML</text:p>
            <text:p text:style-name="P1"><text:tab/>JSON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Client et serveur web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e fureteur reçoit les données du serveur, les interprète et affiche le résultat à l'utilisateur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Client et serveur web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Client léger :</text:p>
            <text:p text:style-name="P1"><text:tab/>Toute la logique est codée au niveau du</text:p>
            <text:p text:style-name="P1"><text:tab/>serveur web</text:p>
            <text:p text:style-name="P1"/>
            <text:p text:style-name="P1">Client lourd :</text:p>
            <text:p text:style-name="P1"><text:tab/>La totalité ou une partie de la logique est</text:p>
            <text:p text:style-name="P1"><text:tab/>codée au niveau du client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Client et serveur web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États</text:p>
            <text:p text:style-name="P1"><text:tab/>Serveur sans état (stateless)</text:p>
            <text:p text:style-name="P1"><text:tab/>Serveur avec état (statefull)</text:p>
            <text:p text:style-name="P1"/>
            <text:p text:style-name="P1">L'état est nécessaire lorsqu'on effectue une transaction entre le serveur et le client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HTML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<text:span text:style-name="T3">HyperText Markup Language</text:span></text:p>
            <text:p text:style-name="P1"><text:span text:style-name="T3"/></text:p>
            <text:p text:style-name="P1"><text:span text:style-name="T3">Le</text:span> langage HTML est un langage qui est interprété par le fureteur au chargement de la page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eos" presentation:presentation-page-layout-name="AL2T0" presentation:use-footer-name="ftr1">
        <draw:frame presentation:style-name="pr4" draw:text-style-name="P1" draw:layer="layout" svg:width="25.199cm" svg:height="3.256cm" svg:x="1.4cm" svg:y="0.962cm" presentation:class="title">
          <draw:text-box>
            <text:p text:style-name="P1">HTML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Dernière version normalisée : HTML5</text:p>
            <text:p text:style-name="P1"/>
            <text:p text:style-name="P1">À ce jour, HTML5 n'est pas encore totalement supporté par les fureteurs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HTML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HTML est un dérivé de SGML</text:p>
            <text:p text:style-name="P1"><text:tab/>Standard Generalized Markup Language</text:p>
            <text:p text:style-name="P1"/>
            <text:p text:style-name="P1">XML est aussi un dérivé de SGML</text:p>
            <text:p text:style-name="P1"><text:tab/>eXtensible Markup Language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HTML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Quelques termes reliés au HTML</text:p>
            <text:p text:style-name="P1"/>
            <text:p text:style-name="P1"><text:tab/>XHTML : eXtensible HTML</text:p>
            <text:p text:style-name="P1"><text:tab/>DHTML : Dynamic 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SGML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e premier langage de marquage normalisé</text:p>
            <text:p text:style-name="P1"/>
            <text:p text:style-name="P1">Dérivé du GML (non normalisé)</text:p>
            <text:p text:style-name="P1"><text:tab/>Generalized Markup Language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XML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a syntaxe du XML est plus stricte que celle de SGML et HTML</text:p>
            <text:p text:style-name="P1"/>
            <text:p text:style-name="P1">Un document XML doit être bien formé et peut être valide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XML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Bien formé</text:p>
            <text:p text:style-name="P1"/>
            <text:p text:style-name="P1">Tout le document respect la syntaxe du XML</text:p>
            <text:p text:style-name="P1"/>
            <text:p text:style-name="P1">Contrairement à HTML</text:p>
            <text:p text:style-name="P1"><text:tab/>Les balises ne peuvent se chevaucher</text:p>
            <text:p text:style-name="P1"><text:tab/>Les identifiants sont sensibles à la casse</text:p>
            <text:p text:style-name="P1"><text:tab/>Les valeurs d'attributs doivent être entre</text:p>
            <text:p text:style-name="P1"><text:tab/>guillemets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XML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Valide</text:p>
            <text:p text:style-name="P1"/>
            <text:p text:style-name="P1">Le document doit respecter la structure de son schéma</text:p>
            <text:p text:style-name="P1"/>
            <text:p text:style-name="P1">Un document sans schéma est valide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XHTML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e XHTML est du HTML en XML</text:p>
            <text:p text:style-name="P1"/>
            <text:p text:style-name="P1">On applique la rigueur de la syntaxe du XML au langage HTML</text:p>
            <text:p text:style-name="P1"/>
            <text:p text:style-name="P1">Ceci amène :</text:p>
            <text:p text:style-name="P1"><text:tab/>Document bien formé</text:p>
            <text:p text:style-name="P1"><text:tab/>Document valide (DTD obligatoire)</text:p>
            <text:p text:style-name="P1"><text:tab/>Éléments et attributs en minuscules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XHTML</text:p>
          </draw:text-box>
        </draw:frame>
        <draw:frame presentation:style-name="pr6" draw:text-style-name="P1" draw:layer="layout" svg:width="25.199cm" svg:height="13.721cm" svg:x="1.4cm" svg:y="4.983cm" presentation:class="subtitle" presentation:user-transformed="true">
          <draw:text-box>
            <text:p text:style-name="P1">La version courante : XHTML5</text:p>
            <text:p text:style-name="P1"/>
            <text:p text:style-name="P1">La version la plus répandue : XHTML 1.1</text:p>
            <text:p text:style-name="P1"/>
            <text:p text:style-name="P1">XHTML 2.0 a été en développement longtemps mais a été abandonné au profit de XHTML5</text:p>
            <text:p text:style-name="P1"/>
            <text:p text:style-name="P1">La proposition XHTML5 est incluse dans la proposition de HTML5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DHTML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Ce n'est pas un langage, c'est l'utilisation des technologies suivantes pour élaborer un site web dynamique :</text:p>
            <text:p text:style-name="P1"/>
            <text:p text:style-name="P1"><text:tab/>HTML</text:p>
            <text:p text:style-name="P1"><text:tab/>CSS</text:p>
            <text:p text:style-name="P1"><text:tab/>Javascript</text:p>
            <text:p text:style-name="P1"><text:tab/>DOM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DHTML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Ce terme était populaire il y a plusieurs années mais il a été délaissé par la suite</text:p>
            <text:p text:style-name="P1"/>
            <text:p text:style-name="P1">Vous pouvez encore croiser ce terme aujourd'hui mais c'est moins fréquent qu'il y a 15 ans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HTML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Habituellement combiné avec les technologies CSS et Javascript</text:p>
            <text:p text:style-name="P1"/>
            <text:p text:style-name="P1">HTML : formatage du document</text:p>
            <text:p text:style-name="P1">CSS : présentation</text:p>
            <text:p text:style-name="P1">Javascript : logique d'affaire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Architecture technologiqu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Architecture technologique d'une application web</text:p>
            <text:p text:style-name="P1"/>
            <text:p text:style-name="P1"><text:tab/>Client (fureteur)</text:p>
            <text:p text:style-name="P1"><text:tab/>Serveur (web, de données)</text:p>
            <text:p text:style-name="P1"><text:tab/>Écha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eos" presentation:presentation-page-layout-name="AL2T0" presentation:use-footer-name="ftr1">
        <draw:frame presentation:style-name="pr4" draw:text-style-name="P1" draw:layer="layout" svg:width="25.199cm" svg:height="3.256cm" svg:x="1.4cm" svg:y="0.962cm" presentation:class="title">
          <draw:text-box>
            <text:p text:style-name="P1">Architecture technologiqu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Technologies côté client :</text:p>
            <text:p text:style-name="P1"/>
            <text:p text:style-name="P1"><text:tab/>HTML (XHTML)</text:p>
            <text:p text:style-name="P1"><text:tab/>CSS</text:p>
            <text:p text:style-name="P1"><text:tab/>Javascript</text:p>
            <text:p text:style-name="P1"><text:tab/>Dérivés (Stylus, CoffeeScript, etc.)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Architecture technologique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Technologies côté serveur</text:p>
            <text:p text:style-name="P1"/>
            <text:p text:style-name="P1"><text:tab/>Serveur HTTP (LAMP, WAMP, etc.)</text:p>
            <text:p text:style-name="P1"><text:tab/>PHP</text:p>
            <text:p text:style-name="P1"><text:tab/>ASP.NET</text:p>
            <text:p text:style-name="P1"><text:tab/>Server-side Javascript (Node.js)</text:p>
            <text:p text:style-name="P1"><text:tab/>BD (MySQL, PostgreSQL, MongoDB, etc.)</text:p>
            <text:p text:style-name="P1"><text:tab/>Web Services (REST, SOAP)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Architecture technologiqu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Formats d'échange de données</text:p>
            <text:p text:style-name="P1"/>
            <text:p text:style-name="P1"><text:tab/>HTML</text:p>
            <text:p text:style-name="P1"><text:tab/>XML</text:p>
            <text:p text:style-name="P1"><text:tab/>JSON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Logiciels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Éditeurs gratuits</text:p>
            <text:p text:style-name="P1"/>
            <text:p text:style-name="P1">Aptana Studio 3</text:p>
            <text:p text:style-name="P1">NotePad++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 presentation:user-transformed="true">
          <draw:text-box>
            <text:p text:style-name="P1">Plus loin...</text:p>
          </draw:text-box>
        </draw:frame>
        <draw:frame presentation:style-name="pr6" draw:text-style-name="P2" draw:layer="layout" svg:width="25.199cm" svg:height="13.609cm" svg:x="1.4cm" svg:y="5.039cm" presentation:class="subtitle">
          <draw:text-box>
            <text:p text:style-name="P1"><text:span text:style-name="T4">HTTP 1.0 - Spécifications</text:span></text:p>
            <text:p text:style-name="P1"><text:span text:style-name="T4"><text:tab/></text:span><text:span text:style-name="T4">http://www.ietf.org/rfc/rfc1945.txt</text:span></text:p>
            <text:p text:style-name="P1"><text:span text:style-name="T4"/></text:p>
            <text:p text:style-name="P1"><text:span text:style-name="T4">HTTP 1.1 - Spécifications</text:span></text:p>
            <text:p text:style-name="P1"><text:span text:style-name="T4"><text:tab/></text:span><text:span text:style-name="T4">http://www.ietf.org/rfc/rfc2616.txt</text:span></text:p>
            <text:p text:style-name="P1"><text:span text:style-name="T4"/></text:p>
            <text:p text:style-name="P1"><text:span text:style-name="T5">SGML – Recommandation du W3C</text:span></text:p>
            <text:p text:style-name="P1"><text:span text:style-name="T4"><text:tab/></text:span><text:span text:style-name="T5">http://www.w3.org/MarkUp/SGML/</text:span></text:p>
            <text:p text:style-name="P1"><text:span text:style-name="T4"/></text:p>
            <text:p text:style-name="P1"><text:span text:style-name="T4">XML – Recommandation du W3C</text:span></text:p>
            <text:p text:style-name="P1"><text:span text:style-name="T4"><text:tab/></text:span><text:span text:style-name="T5">http://www.w3.org/XML/</text:span></text:p>
            <text:p text:style-name="P1"><text:span text:style-name="T5"/></text:p>
            <text:p text:style-name="P1"><text:span text:style-name="T5">HTML – Recommandation du W3C</text:span></text:p>
            <text:p text:style-name="P1"><text:span text:style-name="T5"><text:tab/></text:span><text:span text:style-name="T5">http://www.w3.org/TR/html5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os" xlink:href="Pictures/100000000000040000000300A89C4DD9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eos-background" style:family="presentation">
      <style:graphic-properties draw:stroke="none" draw:fill="bitmap" draw:fill-image-name="eos" draw:fill-image-width="100%" draw:fill-image-height="100%"/>
      <style:text-properties style:letter-kerning="true"/>
    </style:style>
    <style:style style:name="e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os-outline1" style:family="presentation">
      <style:graphic-properties draw:stroke="none" draw:fill="none">
        <text:list-style style:name="eos-outline1">
          <text:list-level-style-image text:level="1" xlink:href="Pictures/100002000000000C0000000C889B7B92.gif" xlink:type="simple" xlink:show="embed" xlink:actuate="onLoad">
            <style:list-level-properties text:space-before="0.3cm" text:min-label-width="0.9cm" style:vertical-pos="middle" style:vertical-rel="line" fo:width="0.212cm" fo:height="0.212cm"/>
          </text:list-level-style-image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Verdana" style:font-style-name="Normalny" style:font-family-generic="swiss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os-outline2" style:family="presentation" style:parent-style-name="eos-outline1">
      <style:paragraph-properties fo:margin-top="0cm" fo:margin-bottom="0.4cm"/>
      <style:text-properties fo:font-size="28pt" style:font-size-asian="28pt" style:font-size-complex="28pt"/>
    </style:style>
    <style:style style:name="eos-outline3" style:family="presentation" style:parent-style-name="eos-outline2">
      <style:paragraph-properties fo:margin-top="0cm" fo:margin-bottom="0.3cm"/>
      <style:text-properties fo:font-size="24pt" style:font-size-asian="24pt" style:font-size-complex="24pt"/>
    </style:style>
    <style:style style:name="eos-outline4" style:family="presentation" style:parent-style-name="eos-outline3">
      <style:paragraph-properties fo:margin-top="0cm" fo:margin-bottom="0.2cm"/>
      <style:text-properties fo:font-size="20pt" style:font-size-asian="20pt" style:font-size-complex="20pt"/>
    </style:style>
    <style:style style:name="eos-outline5" style:family="presentation" style:parent-style-name="eos-outline4">
      <style:paragraph-properties fo:margin-top="0cm" fo:margin-bottom="0.1cm"/>
      <style:text-properties fo:font-size="20pt" style:font-size-asian="20pt" style:font-size-complex="20pt"/>
    </style:style>
    <style:style style:name="eos-outline6" style:family="presentation" style:parent-style-name="eos-outline5">
      <style:paragraph-properties fo:margin-top="0cm" fo:margin-bottom="0.1cm"/>
      <style:text-properties fo:font-size="20pt" style:font-size-asian="20pt" style:font-size-complex="20pt"/>
    </style:style>
    <style:style style:name="eos-outline7" style:family="presentation" style:parent-style-name="eos-outline6">
      <style:paragraph-properties fo:margin-top="0cm" fo:margin-bottom="0.1cm"/>
      <style:text-properties fo:font-size="20pt" style:font-size-asian="20pt" style:font-size-complex="20pt"/>
    </style:style>
    <style:style style:name="eos-outline8" style:family="presentation" style:parent-style-name="eos-outline7">
      <style:paragraph-properties fo:margin-top="0cm" fo:margin-bottom="0.1cm"/>
      <style:text-properties fo:font-size="20pt" style:font-size-asian="20pt" style:font-size-complex="20pt"/>
    </style:style>
    <style:style style:name="eos-outline9" style:family="presentation" style:parent-style-name="eos-outline8">
      <style:paragraph-properties fo:margin-top="0cm" fo:margin-bottom="0.1cm"/>
      <style:text-properties fo:font-size="20pt" style:font-size-asian="20pt" style:font-size-complex="20pt"/>
    </style:style>
    <style:style style:name="eos-subtitle" style:family="presentation">
      <style:graphic-properties draw:stroke="none" draw:fill="none" draw:textarea-vertical-align="middle">
        <text:list-style style:name="e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Verdana" style:font-style-name="Normalny" style:font-family-generic="swiss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os-title" style:family="presentation">
      <style:graphic-properties draw:stroke="none" draw:fill="none" draw:textarea-vertical-align="middle">
        <text:list-style style:name="e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Verdana" style:font-style-name="Normalny" style:font-family-generic="swiss" style:font-pitch="variable" fo:font-size="44pt" fo:font-style="normal" fo:text-shadow="1pt 1pt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os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os-backgroundobjects">
      <style:graphic-properties draw:stroke="none" draw:fill="none" draw:fill-color="#ffffff" draw:auto-grow-height="false" fo:min-height="1.449cm"/>
    </style:style>
    <style:style style:name="Mpr5" style:family="presentation" style:parent-style-name="eos-backgroundobjects">
      <style:graphic-properties draw:stroke="none" draw:fill="none" draw:fill-color="#ffffff" draw:auto-grow-height="false" fo:min-height="1.485cm"/>
    </style:style>
    <style:style style:name="Mpr6" style:family="presentation" style:parent-style-name="e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eos" style:page-layout-name="PM1" draw:style-name="Mdp2">
      <draw:frame presentation:style-name="eos-title" draw:layer="backgroundobjects" svg:width="25.199cm" svg:height="3.506cm" svg:x="1.4cm" svg:y="0.837cm" presentation:class="title" presentation:placeholder="true">
        <draw:text-box/>
      </draw:frame>
      <draw:frame presentation:style-name="eos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eos-title" draw:layer="backgroundobjects" svg:width="14.848cm" svg:height="11.136cm" svg:x="3.075cm" svg:y="2.257cm" presentation:class="page"/>
        <draw:frame presentation:style-name="eo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1H2M26S</meta:editing-duration>
    <meta:editing-cycles>144</meta:editing-cycles>
    <meta:generator>LibreOffice/3.6$MacOSX_x86 LibreOffice_project/5b93205-6e6b3fc-7830f6d-c08ad66-1d9bf4</meta:generator>
    <dc:date>2015-01-08T11:55:14</dc:date>
    <meta:document-statistic meta:object-count="271"/>
  </office:meta>
</office:document-meta>
</file>